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4" style:family="graphic" style:parent-style-name="standard">
      <style:graphic-properties draw:stroke="solid" svg:stroke-width="0.017cm" svg:stroke-color="#000000" svg:stroke-opacity="100%" draw:stroke-linejoin="round" svg:stroke-linecap="round" draw:fill="none" fo:padding-top="0.133cm" fo:padding-bottom="0.133cm" fo:padding-left="0.258cm" fo:padding-right="0.258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draw:fill="none" draw:textarea-vertical-align="middle" fo:min-height="1.46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089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893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marker-end="Marker_5f_0" draw:marker-end-width="0.388cm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solid" svg:stroke-width="0.053cm" svg:stroke-color="#000000" draw:marker-start="Marker_5f_0" draw:marker-start-width="0.388cm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fill="none" draw:textarea-vertical-align="middle" fo:min-height="0.872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shadow="hidden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0000"/>
    </style:style>
    <style:style style:name="T1" style:family="text">
      <style:text-properties fo:color="#000000" loext:opacity="100%" style:font-name="Calibri" fo:font-size="14pt" style:font-name-asian="Calibri" style:font-size-asian="14pt" style:font-name-complex="Calibri" style:font-size-complex="14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Глав" draw:style-name="dp1" draw:master-page-name="PM0">
        <draw:g draw:style-name="gr1">
          <draw:path draw:style-name="gr2" draw:text-style-name="P1" draw:layer="layout" svg:width="1.4cm" svg:height="1.4cm" svg:x="17.63cm" svg:y="10.4cm" svg:viewBox="0 0 1401 1401" svg:d="M0 701c0-123 32-244 94-351 61-106 150-195 256-256 107-62 228-94 350-94 123 0 244 32 351 94 106 61 195 150 256 256 62 107 94 228 94 350v1c0 122-32 243-94 350-61 106-150 195-256 256-107 62-228 94-350 94-123 0-244-32-351-94-106-61-195-150-256-256-62-107-94-228-94-350z">
            <text:p/>
          </draw:path>
          <draw:path draw:style-name="gr3" draw:text-style-name="P2" draw:layer="layout" svg:width="1.4cm" svg:height="1.4cm" svg:x="17.63cm" svg:y="10.4cm" svg:viewBox="0 0 1401 1401" svg:d="M0 701c0-123 32-244 94-351 61-106 150-195 256-256 107-62 228-94 350-94 123 0 244 32 351 94 106 61 195 150 256 256 62 107 94 228 94 350v1c0 122-32 243-94 350-61 106-150 195-256 256-107 62-228 94-350 94-123 0-244-32-351-94-106-61-195-150-256-256-62-107-94-228-94-350z">
            <text:p/>
          </draw:path>
        </draw:g>
        <draw:g draw:style-name="gr1">
          <draw:path draw:style-name="gr2" draw:text-style-name="P1" draw:layer="layout" svg:width="17.75cm" svg:height="10cm" svg:x="21.23cm" svg:y="2.7cm" svg:viewBox="0 0 17751 10001" svg:d="M317 10001h17117c211 0 317-106 317-317v-9367c0-211-106-317-317-317h-17117c-211 0-317 106-317 317v9367c0 211 106 317 317 317z">
            <text:p/>
          </draw:path>
          <draw:path draw:style-name="gr4" draw:text-style-name="P2" draw:layer="layout" svg:width="17.75cm" svg:height="10cm" svg:x="21.23cm" svg:y="2.7cm" svg:viewBox="0 0 17751 10001" svg:d="M317 10001h17117c211 0 317-106 317-317v-9367c0-211-106-317-317-317h-17117c-211 0-317 106-317 317v9367c0 211 106 317 317 317z">
            <text:p/>
          </draw:path>
        </draw:g>
        <draw:g draw:style-name="gr5">
          <draw:g draw:style-name="gr1">
            <draw:path draw:style-name="gr2" draw:text-style-name="P1" draw:layer="layout" svg:width="6cm" svg:height="1.75cm" svg:x="27.03cm" svg:y="6.95cm" svg:viewBox="0 0 6001 1751" svg:d="M317 1751h5367c211 0 317-106 317-317v-1117c0-211-106-317-317-317h-5367c-211 0-317 106-317 317v1117c0 211 106 317 317 317z">
              <text:p/>
            </draw:path>
            <draw:path draw:style-name="gr4" draw:text-style-name="P2" draw:layer="layout" svg:width="6cm" svg:height="1.75cm" svg:x="27.03cm" svg:y="6.95cm" svg:viewBox="0 0 6001 1751" svg:d="M317 1751h5367c211 0 317-106 317-317v-1117c0-211-106-317-317-317h-5367c-211 0-317 106-317 317v1117c0 211 106 317 317 317z">
              <text:p/>
            </draw:path>
          </draw:g>
          <draw:frame draw:style-name="gr6" draw:text-style-name="P2" draw:layer="layout" svg:width="6cm" svg:height="1.75cm" svg:x="27.03cm" svg:y="6.95cm">
            <draw:text-box>
              <text:p text:style-name="P3"><text:span text:style-name="T1">ОЖИДАНИЕ ДЕЙСТВИЙ ПОЛЬЗОВАТЕЛЯ</text:span></text:p>
            </draw:text-box>
          </draw:frame>
        </draw:g>
        <draw:g draw:style-name="gr5">
          <draw:g draw:style-name="gr1">
            <draw:path draw:style-name="gr2" draw:text-style-name="P1" draw:layer="layout" svg:width="4.7cm" svg:height="1.371cm" svg:x="22.03cm" svg:y="9.329cm" svg:viewBox="0 0 4701 1372" svg:d="M317 1372h4067c211 0 317-106 317-317v-738c0-211-106-317-317-317h-4067c-211 0-317 106-317 317v738c0 211 106 317 317 317z">
              <text:p/>
            </draw:path>
            <draw:path draw:style-name="gr4" draw:text-style-name="P2" draw:layer="layout" svg:width="4.7cm" svg:height="1.371cm" svg:x="22.03cm" svg:y="9.329cm" svg:viewBox="0 0 4701 1372" svg:d="M317 1372h4067c211 0 317-106 317-317v-738c0-211-106-317-317-317h-4067c-211 0-317 106-317 317v738c0 211 106 317 317 317z">
              <text:p/>
            </draw:path>
          </draw:g>
          <draw:frame draw:style-name="gr7" draw:text-style-name="P2" draw:layer="layout" svg:width="4.7cm" svg:height="1.371cm" svg:x="22.03cm" svg:y="9.329cm">
            <draw:text-box>
              <text:p text:style-name="P3"><text:span text:style-name="T1">ПОИСК В БД</text:span></text:p>
            </draw:text-box>
          </draw:frame>
        </draw:g>
        <draw:g draw:style-name="gr5">
          <draw:g draw:style-name="gr1">
            <draw:path draw:style-name="gr2" draw:text-style-name="P1" draw:layer="layout" svg:width="5.15cm" svg:height="2.5cm" svg:x="27.58cm" svg:y="9.7cm" svg:viewBox="0 0 5151 2501" svg:d="M317 2501h4516c212 0 318-106 318-317v-1867c0-211-106-317-318-317h-4516c-211 0-317 106-317 317v1867c0 211 106 317 317 317z">
              <text:p/>
            </draw:path>
            <draw:path draw:style-name="gr4" draw:text-style-name="P2" draw:layer="layout" svg:width="5.15cm" svg:height="2.5cm" svg:x="27.58cm" svg:y="9.7cm" svg:viewBox="0 0 5151 2501" svg:d="M317 2501h4516c212 0 318-106 318-317v-1867c0-211-106-317-318-317h-4516c-211 0-317 106-317 317v1867c0 211 106 317 317 317z">
              <text:p/>
            </draw:path>
          </draw:g>
          <draw:frame draw:style-name="gr8" draw:text-style-name="P2" draw:layer="layout" svg:width="5.15cm" svg:height="2.663cm" svg:x="27.58cm" svg:y="9.618cm">
            <draw:text-box>
              <text:p text:style-name="P3"><text:span text:style-name="T1">ДОБАВЛЕНИЕ, РЕДАКТИРОВАНИЕ И УДАЛЕНИЕ ЗАПИСЕЙ БД</text:span></text:p>
            </draw:text-box>
          </draw:frame>
        </draw:g>
        <draw:g draw:style-name="gr5">
          <draw:g draw:style-name="gr1">
            <draw:path draw:style-name="gr2" draw:text-style-name="P1" draw:layer="layout" svg:width="5.15cm" svg:height="2cm" svg:x="33.58cm" svg:y="9.3cm" svg:viewBox="0 0 5151 2001" svg:d="M317 2001h4516c212 0 318-106 318-318v-1366c0-211-106-317-318-317h-4516c-211 0-317 106-317 317v1366c0 212 106 318 317 318z">
              <text:p/>
            </draw:path>
            <draw:path draw:style-name="gr4" draw:text-style-name="P2" draw:layer="layout" svg:width="5.15cm" svg:height="2cm" svg:x="33.58cm" svg:y="9.3cm" svg:viewBox="0 0 5151 2001" svg:d="M317 2001h4516c212 0 318-106 318-318v-1366c0-211-106-317-318-317h-4516c-211 0-317 106-317 317v1366c0 212 106 318 317 318z">
              <text:p/>
            </draw:path>
          </draw:g>
          <draw:frame draw:style-name="gr9" draw:text-style-name="P2" draw:layer="layout" svg:width="5.15cm" svg:height="2cm" svg:x="33.58cm" svg:y="9.3cm">
            <draw:text-box>
              <text:p text:style-name="P3"><text:span text:style-name="T1">РАБОТА С ИНСТРУКТОРАМИ</text:span></text:p>
            </draw:text-box>
          </draw:frame>
        </draw:g>
        <draw:g draw:style-name="gr5">
          <draw:g draw:style-name="gr1">
            <draw:path draw:style-name="gr2" draw:text-style-name="P1" draw:layer="layout" svg:width="4.2cm" svg:height="2cm" svg:x="34.23cm" svg:y="3.7cm" svg:viewBox="0 0 4201 2001" svg:d="M317 2001h3567c211 0 317-106 317-317v-1367c0-211-106-317-317-317h-3567c-211 0-317 106-317 317v1367c0 211 106 317 317 317z">
              <text:p/>
            </draw:path>
            <draw:path draw:style-name="gr4" draw:text-style-name="P2" draw:layer="layout" svg:width="4.2cm" svg:height="2cm" svg:x="34.23cm" svg:y="3.7cm" svg:viewBox="0 0 4201 2001" svg:d="M317 2001h3567c211 0 317-106 317-317v-1367c0-211-106-317-317-317h-3567c-211 0-317 106-317 317v1367c0 211 106 317 317 317z">
              <text:p/>
            </draw:path>
          </draw:g>
          <draw:frame draw:style-name="gr9" draw:text-style-name="P2" draw:layer="layout" svg:width="4.2cm" svg:height="2cm" svg:x="34.23cm" svg:y="3.7cm">
            <draw:text-box>
              <text:p text:style-name="P3"><text:span text:style-name="T1">РАБОТА С ИНСТРУМЕНТАМИ</text:span></text:p>
            </draw:text-box>
          </draw:frame>
        </draw:g>
        <draw:g draw:style-name="gr5">
          <draw:g draw:style-name="gr1">
            <draw:path draw:style-name="gr2" draw:text-style-name="P1" draw:layer="layout" svg:width="3.5cm" svg:height="2cm" svg:x="30.23cm" svg:y="3.7cm" svg:viewBox="0 0 3501 2001" svg:d="M317 2001h2867c211 0 317-106 317-318v-1366c0-211-106-317-317-317h-2867c-211 0-317 106-317 317v1366c0 212 106 318 317 318z">
              <text:p/>
            </draw:path>
            <draw:path draw:style-name="gr4" draw:text-style-name="P2" draw:layer="layout" svg:width="3.5cm" svg:height="2cm" svg:x="30.23cm" svg:y="3.7cm" svg:viewBox="0 0 3501 2001" svg:d="M317 2001h2867c211 0 317-106 317-318v-1366c0-211-106-317-317-317h-2867c-211 0-317 106-317 317v1366c0 212 106 318 317 318z">
              <text:p/>
            </draw:path>
          </draw:g>
          <draw:frame draw:style-name="gr9" draw:text-style-name="P2" draw:layer="layout" svg:width="3.5cm" svg:height="2cm" svg:x="30.23cm" svg:y="3.7cm">
            <draw:text-box>
              <text:p text:style-name="P3"><text:span text:style-name="T1">РАБОТА С АККАУНТАМИ</text:span></text:p>
            </draw:text-box>
          </draw:frame>
        </draw:g>
        <draw:g draw:style-name="gr5">
          <draw:g draw:style-name="gr1">
            <draw:path draw:style-name="gr2" draw:text-style-name="P1" draw:layer="layout" svg:width="4cm" svg:height="2.175cm" svg:x="21.73cm" svg:y="3.725cm" svg:viewBox="0 0 4001 2176" svg:d="M317 2176h3367c211 0 317-106 317-317v-1542c0-211-106-317-317-317h-3367c-211 0-317 106-317 317v1542c0 211 106 317 317 317z">
              <text:p/>
            </draw:path>
            <draw:path draw:style-name="gr4" draw:text-style-name="P2" draw:layer="layout" svg:width="4cm" svg:height="2.175cm" svg:x="21.73cm" svg:y="3.725cm" svg:viewBox="0 0 4001 2176" svg:d="M317 2176h3367c211 0 317-106 317-317v-1542c0-211-106-317-317-317h-3367c-211 0-317 106-317 317v1542c0 211 106 317 317 317z">
              <text:p/>
            </draw:path>
          </draw:g>
          <draw:frame draw:style-name="gr10" draw:text-style-name="P2" draw:layer="layout" svg:width="4cm" svg:height="2.175cm" svg:x="21.73cm" svg:y="3.725cm">
            <draw:text-box>
              <text:p text:style-name="P3"><text:span text:style-name="T1">РАБОТА C СТУДЕНТАМИ</text:span></text:p>
            </draw:text-box>
          </draw:frame>
        </draw:g>
        <draw:polyline draw:style-name="gr11" draw:text-style-name="P2" draw:layer="layout" svg:width="3.7cm" svg:height="1.8cm" svg:x="23.33cm" svg:y="5.9cm" svg:viewBox="0 0 3701 1801" draw:points="0,0 0,1801 3701,1801">
          <text:p/>
        </draw:polyline>
        <draw:line draw:style-name="gr11" draw:text-style-name="P2" draw:layer="layout" svg:x1="30.979cm" svg:y1="6.949cm" svg:x2="30.979cm" svg:y2="5.7cm">
          <text:p/>
        </draw:line>
        <draw:polyline draw:style-name="gr11" draw:text-style-name="P2" draw:layer="layout" svg:width="2.65cm" svg:height="1.059cm" svg:x="24.38cm" svg:y="8.27cm" svg:viewBox="0 0 2651 1060" draw:points="0,1060 0,0 2651,0">
          <text:p/>
        </draw:polyline>
        <draw:polyline draw:style-name="gr11" draw:text-style-name="P2" draw:layer="layout" svg:width="2.9cm" svg:height="1.32cm" svg:x="24.13cm" svg:y="8cm" svg:viewBox="0 0 2901 1321" draw:points="2901,0 0,0 0,1321">
          <text:p/>
        </draw:polyline>
        <draw:line draw:style-name="gr11" draw:text-style-name="P2" draw:layer="layout" svg:x1="29.43cm" svg:y1="8.7cm" svg:x2="29.43cm" svg:y2="9.7cm">
          <text:p/>
        </draw:line>
        <draw:line draw:style-name="gr11" draw:text-style-name="P2" draw:layer="layout" svg:x1="30.68cm" svg:y1="9.699cm" svg:x2="30.68cm" svg:y2="8.7cm">
          <text:p/>
        </draw:line>
        <draw:polyline draw:style-name="gr12" draw:text-style-name="P2" draw:layer="layout" svg:width="2.7cm" svg:height="1.1cm" svg:x="33.03cm" svg:y="8.2cm" svg:viewBox="0 0 2701 1101" draw:points="0,0 2701,0 2701,1101">
          <text:p/>
        </draw:polyline>
        <draw:polyline draw:style-name="gr12" draw:text-style-name="P2" draw:layer="layout" svg:width="3.04cm" svg:height="1.3cm" svg:x="33.03cm" svg:y="8cm" svg:viewBox="0 0 3041 1301" draw:points="3041,1301 3041,0 0,0">
          <text:p/>
        </draw:polyline>
        <draw:polyline draw:style-name="gr12" draw:text-style-name="P2" draw:layer="layout" svg:width="3.345cm" svg:height="1.8cm" svg:x="33.03cm" svg:y="5.7cm" svg:viewBox="0 0 3346 1801" draw:points="3346,0 3346,1801 0,1801">
          <text:p/>
        </draw:polyline>
        <draw:polyline draw:style-name="gr12" draw:text-style-name="P2" draw:layer="layout" svg:width="2.853cm" svg:height="1.525cm" svg:x="33.027cm" svg:y="5.7cm" svg:viewBox="0 0 2854 1526" draw:points="0,1526 2854,1526 2854,0">
          <text:p/>
        </draw:polyline>
        <draw:line draw:style-name="gr11" draw:text-style-name="P2" draw:layer="layout" svg:x1="32.187cm" svg:y1="5.7cm" svg:x2="32.23cm" svg:y2="6.951cm">
          <text:p/>
        </draw:line>
        <draw:frame draw:style-name="gr13" draw:text-style-name="P2" draw:layer="layout" svg:width="3cm" svg:height="1.154cm" svg:x="35.73cm" svg:y="2.623cm">
          <draw:text-box>
            <text:p text:style-name="P3"><text:span text:style-name="T2">Работа с БД</text:span></text:p>
          </draw:text-box>
        </draw:frame>
        <draw:g draw:style-name="gr5">
          <draw:g draw:style-name="gr1">
            <draw:path draw:style-name="gr2" draw:text-style-name="P1" draw:layer="layout" svg:width="3.7cm" svg:height="2cm" svg:x="16.53cm" svg:y="3.2cm" svg:viewBox="0 0 3701 2001" svg:d="M317 2001h3066c212 0 318-106 318-317v-1367c0-211-106-317-318-317h-3066c-211 0-317 106-317 317v1367c0 211 106 317 317 317z">
              <text:p/>
            </draw:path>
            <draw:path draw:style-name="gr4" draw:text-style-name="P2" draw:layer="layout" svg:width="3.7cm" svg:height="2cm" svg:x="16.53cm" svg:y="3.2cm" svg:viewBox="0 0 3701 2001" svg:d="M317 2001h3066c212 0 318-106 318-317v-1367c0-211-106-317-318-317h-3066c-211 0-317 106-317 317v1367c0 211 106 317 317 317z">
              <text:p/>
            </draw:path>
          </draw:g>
          <draw:frame draw:style-name="gr9" draw:text-style-name="P2" draw:layer="layout" svg:width="3.7cm" svg:height="2cm" svg:x="16.53cm" svg:y="3.2cm">
            <draw:text-box>
              <text:p text:style-name="P3"><text:span text:style-name="T1">ЗАПУСК ПРИЛОЖЕНИЯ</text:span></text:p>
            </draw:text-box>
          </draw:frame>
        </draw:g>
        <draw:line draw:style-name="gr11" draw:text-style-name="P2" draw:layer="layout" svg:x1="20.23cm" svg:y1="4.3cm" svg:x2="21.229cm" svg:y2="4.3cm">
          <text:p/>
        </draw:line>
        <draw:g draw:style-name="gr5">
          <draw:g draw:style-name="gr1">
            <draw:path draw:style-name="gr2" draw:text-style-name="P1" draw:layer="layout" svg:width="4cm" svg:height="2cm" svg:x="16.33cm" svg:y="7.7cm" svg:viewBox="0 0 4001 2001" svg:d="M317 2001h3367c211 0 317-106 317-317v-1367c0-211-106-317-317-317h-3367c-211 0-317 106-317 317v1367c0 211 106 317 317 317z">
              <text:p/>
            </draw:path>
            <draw:path draw:style-name="gr4" draw:text-style-name="P2" draw:layer="layout" svg:width="4cm" svg:height="2cm" svg:x="16.33cm" svg:y="7.7cm" svg:viewBox="0 0 4001 2001" svg:d="M317 2001h3367c211 0 317-106 317-317v-1367c0-211-106-317-317-317h-3367c-211 0-317 106-317 317v1367c0 211 106 317 317 317z">
              <text:p/>
            </draw:path>
          </draw:g>
          <draw:frame draw:style-name="gr9" draw:text-style-name="P2" draw:layer="layout" svg:width="4cm" svg:height="2.068cm" svg:x="16.33cm" svg:y="7.666cm">
            <draw:text-box>
              <text:p text:style-name="P3"><text:span text:style-name="T1">ЗАВЕРШЕНИЕ РАБОТЫ С ПРИЛОЖЕНИЕМ</text:span></text:p>
            </draw:text-box>
          </draw:frame>
        </draw:g>
        <draw:g draw:style-name="gr1">
          <draw:path draw:style-name="gr14" draw:text-style-name="P4" draw:layer="layout" svg:width="0.8cm" svg:height="0.8cm" svg:x="15.08cm" svg:y="3.8cm" svg:viewBox="0 0 801 801" svg:d="M0 401c0-71 19-140 54-201s85-111 146-146 130-54 200-54c71 0 140 19 201 54s111 85 146 146 54 130 54 200v1c0 70-19 139-54 200s-85 111-146 146-130 54-200 54c-71 0-140-19-201-54s-111-85-146-146-54-130-54-200z">
            <text:p/>
          </draw:path>
          <draw:path draw:style-name="gr3" draw:text-style-name="P2" draw:layer="layout" svg:width="0.8cm" svg:height="0.8cm" svg:x="15.08cm" svg:y="3.8cm" svg:viewBox="0 0 801 801" svg:d="M0 401c0-71 19-140 54-201s85-111 146-146 130-54 200-54c71 0 140 19 201 54s111 85 146 146 54 130 54 200v1c0 70-19 139-54 200s-85 111-146 146-130 54-200 54c-71 0-140-19-201-54s-111-85-146-146-54-130-54-200z">
            <text:p/>
          </draw:path>
        </draw:g>
        <draw:line draw:style-name="gr11" draw:text-style-name="P2" draw:layer="layout" svg:x1="15.88cm" svg:y1="4.2cm" svg:x2="16.479cm" svg:y2="4.2cm">
          <text:p/>
        </draw:line>
        <draw:line draw:style-name="gr11" draw:text-style-name="P2" draw:layer="layout" svg:x1="18.43cm" svg:y1="5.2cm" svg:x2="18.43cm" svg:y2="7.699cm">
          <text:p/>
        </draw:line>
        <draw:g draw:style-name="gr1">
          <draw:path draw:style-name="gr14" draw:text-style-name="P4" draw:layer="layout" svg:width="0.8cm" svg:height="0.801cm" svg:x="17.93cm" svg:y="10.7cm" svg:viewBox="0 0 801 802" svg:d="M0 401c0-70 19-140 54-201 35-60 85-111 146-146s130-54 200-54c71 0 140 19 201 54s111 86 146 146c35 61 54 131 54 201 0 70-19 140-54 200-35 61-85 112-146 147s-130 54-200 54c-71 0-140-19-201-54s-111-86-146-147c-35-60-54-130-54-200z">
            <text:p/>
          </draw:path>
          <draw:path draw:style-name="gr3" draw:text-style-name="P2" draw:layer="layout" svg:width="0.8cm" svg:height="0.801cm" svg:x="17.93cm" svg:y="10.7cm" svg:viewBox="0 0 801 802" svg:d="M0 401c0-70 19-140 54-201 35-60 85-111 146-146s130-54 200-54c71 0 140 19 201 54s111 86 146 146c35 61 54 131 54 201 0 70-19 140-54 200-35 61-85 112-146 147s-130 54-200 54c-71 0-140-19-201-54s-111-86-146-147c-35-60-54-130-54-200z">
            <text:p/>
          </draw:path>
        </draw:g>
        <draw:line draw:style-name="gr11" draw:text-style-name="P2" draw:layer="layout" svg:x1="18.33cm" svg:y1="9.7cm" svg:x2="18.33cm" svg:y2="10.399cm">
          <text:p/>
        </draw:line>
        <draw:g draw:style-name="gr5">
          <draw:g draw:style-name="gr1">
            <draw:path draw:style-name="gr2" draw:text-style-name="P1" draw:layer="layout" svg:width="3.5cm" svg:height="2cm" svg:x="26.23cm" svg:y="3.7cm" svg:viewBox="0 0 3501 2001" svg:d="M317 2001h2867c211 0 317-106 317-318v-1366c0-211-106-317-317-317h-2867c-211 0-317 106-317 317v1366c0 212 106 318 317 318z">
              <text:p/>
            </draw:path>
            <draw:path draw:style-name="gr4" draw:text-style-name="P2" draw:layer="layout" svg:width="3.5cm" svg:height="2cm" svg:x="26.23cm" svg:y="3.7cm" svg:viewBox="0 0 3501 2001" svg:d="M317 2001h2867c211 0 317-106 317-318v-1366c0-211-106-317-317-317h-2867c-211 0-317 106-317 317v1366c0 212 106 318 317 318z">
              <text:p/>
            </draw:path>
          </draw:g>
          <draw:frame draw:style-name="gr9" draw:text-style-name="P2" draw:layer="layout" svg:width="3.5cm" svg:height="2cm" svg:x="26.23cm" svg:y="3.7cm">
            <draw:text-box>
              <text:p text:style-name="P3"><text:span text:style-name="T1">РАБОТА С ОПЕРАЦИЯМИ</text:span></text:p>
            </draw:text-box>
          </draw:frame>
        </draw:g>
        <draw:line draw:style-name="gr11" draw:text-style-name="P2" draw:layer="layout" svg:x1="27.896cm" svg:y1="6.97cm" svg:x2="27.896cm" svg:y2="5.721cm">
          <text:p/>
        </draw:line>
        <draw:line draw:style-name="gr11" draw:text-style-name="P2" draw:layer="layout" svg:x1="28.892cm" svg:y1="5.7cm" svg:x2="28.892cm" svg:y2="6.949cm">
          <text:p/>
        </draw:line>
        <draw:polyline draw:style-name="gr12" draw:text-style-name="P2" draw:layer="layout" svg:width="3.363cm" svg:height="1.446cm" svg:x="23.667cm" svg:y="5.9cm" svg:viewBox="0 0 3364 1447" draw:points="0,0 0,1447 3364,1447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73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25T13:51:59.500000000</dc:date>
    <meta:creation-date>2024-11-28T19:07:53Z</meta:creation-date>
    <meta:generator>LibreOffice/24.8.0.3$Windows_X86_64 LibreOffice_project/0bdf1299c94fe897b119f97f3c613e9dca6be583</meta:generator>
    <meta:editing-duration>PT3M8S</meta:editing-duration>
    <meta:editing-cycles>1</meta:editing-cycles>
    <meta:document-statistic meta:object-count="81"/>
  </office:meta>
</office:document-meta>
</file>